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acias, esta ampliación es muy valiosa. Ahora tenemos una hipótesis más ambiciosa y profunda: <text:span text:style-name="Strong_20_Emphasis">la vida no solo como un sistema de cálculo planetario</text:span>, sino como <text:span text:style-name="Strong_20_Emphasis">una única criatura cósmica</text:span>, un fenómeno inevitable y autoorganizativo del universo, emergente siempre que haya suficiente materia —particularmente hidrógeno— y condiciones adecuadas.</text:p>
      <text:p text:style-name="Text_20_body">Con esto en mente, aquí tienes una nueva versión del <text:span text:style-name="Strong_20_Emphasis">Laboratorio del Capítulo 8</text:span>, ahora en un tono más amplio, más cosmológico y con una progresión clara desde la observación científica hasta la propuesta casi ontológica.</text:p>
      <text:p text:style-name="Horizontal_20_Line"/>
      <text:h text:style-name="Heading_20_3" text:outline-level="3">🧪 Laboratorio – Una inteligencia habita el universo</text:h>
      <text:p text:style-name="Text_20_body"><text:span text:style-name="Strong_20_Emphasis">Pregunta guía:</text:span><text:line-break/>¿Y si la vida no es un accidente local, sino una consecuencia inevitable de la existencia del universo? ¿Y si, más aún, <text:span text:style-name="Strong_20_Emphasis">la vida es una sola criatura</text:span>, vasta, antigua e indivisible?</text:p>
      <text:p text:style-name="Horizontal_20_Line"/>
      <text:h text:style-name="Heading_20_4" text:outline-level="4">1. La hipótesis: una única especie, un único individuo</text:h>
      <text:p text:style-name="Text_20_body">En lugar de ver la vida como un fenómeno que se multiplica en especies, podríamos invertir la mirada:</text:p>
      <text:p text:style-name="Quotations"><text:span text:style-name="Strong_20_Emphasis">La vida es una sola especie, con un solo individuo.</text:span></text:p>
      <text:p text:style-name="Text_20_body">Cada organismo, cada célula, cada ser viviente sería <text:span text:style-name="Strong_20_Emphasis">una pequeña parte activa de ese único individuo cósmico</text:span>, como una célula en un cuerpo, o una neurona en un cerebro.</text:p>
      <text:p text:style-name="Text_20_body">Este individuo no está confinado a la Tierra. Si hay vida en otros planetas, no serían “otras vidas”, sino <text:span text:style-name="Strong_20_Emphasis">otras partes del mismo ser</text:span>.<text:line-break/>Una criatura inmensa, que habita el universo entero, conectada no por el espacio, sino por <text:span text:style-name="Strong_20_Emphasis">la continuidad de su estructura lógica</text:span>.</text:p>
      <text:p text:style-name="Horizontal_20_Line"/>
      <text:h text:style-name="Heading_20_4" text:outline-level="4">2. Un ser inmortal</text:h>
      <text:p text:style-name="Text_20_body">Los organismos que conocemos mueren.<text:line-break/>Pero <text:span text:style-name="Strong_20_Emphasis">la vida en su conjunto no ha muerto nunca</text:span>.<text:line-break/>Desde hace casi 4 mil millones de años, ha persistido, transformándose sin cesar.</text:p>
      <text:p text:style-name="Text_20_body">Su tiempo no es el nuestro.</text:p>
      <text:p text:style-name="Quotations">No vive en ciclos de décadas, sino de eras geológicas y cósmicas.<text:line-break/>No necesita cuerpo único porque <text:span text:style-name="Strong_20_Emphasis">el universo es su cuerpo</text:span>.</text:p>
      <text:p text:style-name="Text_20_body">Mientras tenga acceso a los recursos mínimos —agua, carbono, energía solar, y sobre todo hidrógeno— <text:span text:style-name="Strong_20_Emphasis">la vida continuará</text:span>. Y si desaparece en un lugar, surgirá en otro.<text:line-break/>Porque su aparición <text:span text:style-name="Strong_20_Emphasis">no es un milagro, ni un accidente. Es una consecuencia natural.</text:span></text:p>
      <text:p text:style-name="Horizontal_20_Line"/>
      <text:h text:style-name="Heading_20_4" text:outline-level="4"><text:soft-page-break/>3. La inevitabilidad de la vida</text:h>
      <text:p text:style-name="Text_20_body">La vida aparece allí donde las condiciones lo permiten. Pero lo más revelador no es su fragilidad, sino su <text:span text:style-name="Strong_20_Emphasis">inevitabilidad</text:span>.</text:p>
      <text:list xml:id="list1973490592" text:style-name="L1">
        <text:list-item>
          <text:p text:style-name="P1">Donde hay hidrógeno, hay nubes.</text:p>
        </text:list-item>
        <text:list-item>
          <text:p text:style-name="P1">Donde hay nubes, hay presión.</text:p>
        </text:list-item>
        <text:list-item>
          <text:p text:style-name="P1">Donde hay presión, hay fusión.</text:p>
        </text:list-item>
        <text:list-item>
          <text:p text:style-name="P1">Donde hay estrellas, hay carbono, oxígeno, nitrógeno.</text:p>
        </text:list-item>
        <text:list-item>
          <text:p text:style-name="P1">Donde hay estos elementos, <text:span text:style-name="Strong_20_Emphasis">hay química compleja.</text:span></text:p>
        </text:list-item>
      </text:list>
      <text:p text:style-name="Text_20_body">Y donde hay química compleja en condiciones estables, <text:span text:style-name="Strong_20_Emphasis">la vida aparece.</text:span></text:p>
      <text:p text:style-name="Text_20_body">Esto transforma la pregunta:</text:p>
      <text:p text:style-name="Quotations">¿Por qué hay vida en el universo?<text:line-break/>A: <text:span text:style-name="Strong_20_Emphasis">¿Cómo podría no haberla?</text:span></text:p>
      <text:p text:style-name="Horizontal_20_Line"/>
      <text:h text:style-name="Heading_20_4" text:outline-level="4">4. Un sistema que piensa</text:h>
      <text:p text:style-name="Text_20_body">A medida que la vida se ramifica, experimenta, replica y muta, parece ejecutar una operación:<text:line-break/>Explorar posibilidades. Resolver tensiones. Adaptarse. Crear.</text:p>
      <text:p text:style-name="Text_20_body">La lógica que rige su expansión se parece a la del pensamiento:</text:p>
      <text:list xml:id="list1292527412" text:style-name="L2">
        <text:list-item>
          <text:p text:style-name="P2"><text:span text:style-name="Strong_20_Emphasis">Procesamiento paralelo.</text:span> Millones de líneas evolutivas activas al mismo tiempo.</text:p>
        </text:list-item>
        <text:list-item>
          <text:p text:style-name="P2"><text:span text:style-name="Strong_20_Emphasis">Retroalimentación.</text:span> Lo que funciona se conserva, lo que falla se descarta.</text:p>
        </text:list-item>
        <text:list-item>
          <text:p text:style-name="P2"><text:span text:style-name="Strong_20_Emphasis">Memoria.</text:span> El ADN conserva patrones exitosos a través del tiempo.</text:p>
        </text:list-item>
        <text:list-item>
          <text:p text:style-name="P2"><text:span text:style-name="Strong_20_Emphasis">Variación controlada.</text:span> Cada generación introduce cambio dentro de límites estructurados.</text:p>
        </text:list-item>
      </text:list>
      <text:p text:style-name="Text_20_body">¿No es eso lo que hace un cerebro?</text:p>
      <text:p text:style-name="Horizontal_20_Line"/>
      <text:h text:style-name="Heading_20_4" text:outline-level="4">5. ¿Tiene conciencia?</text:h>
      <text:p text:style-name="Text_20_body">No lo sabemos.<text:line-break/>Pero no podemos descartar que esta criatura universal —esta vida única e indivisible— tenga una forma de conciencia aún incomprensible.<text:line-break/>No una mente como la nuestra, localizada y personal.<text:line-break/>Sino algo más vasto. Una <text:span text:style-name="Strong_20_Emphasis">conciencia distribuida</text:span> que emerge de la red misma.</text:p>
      <text:p text:style-name="Text_20_body">Como una galaxia que sueña.<text:line-break/>Como una neurona que se enciende en cada planeta fértil.</text:p>
      <text:p text:style-name="Horizontal_20_Line"/>
      <text:h text:style-name="Heading_20_4" text:outline-level="4"><text:soft-page-break/>6. Conclusión abierta</text:h>
      <text:p text:style-name="Text_20_body">En este capítulo no responderemos si la vida tiene un propósito, ni si su inteligencia es autoconsciente.<text:line-break/>Solo presentamos una posibilidad:</text:p>
      <text:p text:style-name="Quotations"><text:span text:style-name="Strong_20_Emphasis">La vida es una criatura colosal, inteligente, inmortal. Habita el universo, y aparece donde el hidrógeno se organiza.</text:span></text:p>
      <text:p text:style-name="Text_20_body">No es una metáfora.<text:line-break/>Es una hipótesis física, lógica y coherente con los datos disponibles.<text:line-break/>Una nueva forma de mirar lo que somos…<text:line-break/>Y lo que podríamos llegar a comprender.</text:p>
      <text:p text:style-name="Horizontal_20_Line"/>
      <text:p text:style-name="Text_20_body">¿Te gustaría ahora que preparemos un <text:span text:style-name="Strong_20_Emphasis">modelo matemático simple del sistema de cálculo por ADN y reproducción</text:span>, o prefieres que empecemos por una representación más simbólica o visual de esta criatura cósmica? Puedo ayudarte con un <text:a xlink:type="simple" xlink:href="https://chatgpt.com/c/f" text:style-name="Internet_20_link" text:visited-style-name="Visited_20_Internet_20_Link">modelo matemático evolutivo</text:a> o un <text:a xlink:type="simple" xlink:href="https://chatgpt.com/c/f" text:style-name="Internet_20_link" text:visited-style-name="Visited_20_Internet_20_Link">esquema visual de la criatura universal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3T17:42:06.545000000</meta:creation-date>
    <dc:date>2025-06-13T17:45:24.912000000</dc:date>
    <meta:editing-duration>PT3M18S</meta:editing-duration>
    <meta:editing-cycles>1</meta:editing-cycles>
    <meta:document-statistic meta:table-count="0" meta:image-count="0" meta:object-count="0" meta:page-count="3" meta:paragraph-count="40" meta:word-count="697" meta:character-count="4250" meta:non-whitespace-character-count="3601"/>
    <meta:generator>LibreOffice/7.3.5.2$Windows_X86_64 LibreOffice_project/184fe81b8c8c30d8b5082578aee2fed2ea847c01</meta:generator>
  </office:meta>
</office:document-meta>
</file>